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4639in"/>
    </style:style>
    <style:style style:name="Table1.B" style:family="table-column">
      <style:table-column-properties style:column-width="6.4611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P1" style:family="paragraph" style:parent-style-name="Table_20_Contents">
      <style:paragraph-properties fo:line-height="142%" fo:text-align="center" style:justify-single-word="false"/>
    </style:style>
    <style:style style:name="P2"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fo:font-weight="bold"/>
    </style:style>
    <style:style style:name="P3"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style:style>
    <style:style style:name="P4"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5"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6"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7"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8"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fo:letter-spacing="normal"/>
    </style:style>
    <style:style style:name="P9"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P10" style:family="paragraph" style:parent-style-name="Preformatted_20_Text">
      <style:paragraph-properties fo:margin-top="0in" fo:margin-bottom="0in" loext:contextual-spacing="false" fo:orphans="2" fo:widows="2" fo:padding="0.052in" fo:border="0.06pt solid #d6d6d6"/>
    </style:style>
    <style:style style:name="P11"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2"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3"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4"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15"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6"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7"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8"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9"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20"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21"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22" style:family="paragraph" style:parent-style-name="Table_20_Heading">
      <style:paragraph-properties fo:line-height="142%" fo:text-align="center" style:justify-single-word="false"/>
    </style:style>
    <style:style style:name="P23"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24" style:family="paragraph" style:parent-style-name="Heading_20_1">
      <style:text-properties fo:font-variant="normal" fo:text-transform="none" fo:color="#121214" style:font-name="Verdana" fo:letter-spacing="-0.0102in" fo:font-style="normal" fo:font-weight="normal"/>
    </style:style>
    <style:style style:name="P25"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6" style:family="paragraph" style:parent-style-name="Text_20_body" style:list-style-name="L1">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7" style:family="paragraph" style:parent-style-name="Text_20_body" style:list-style-name="L2">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8" style:family="paragraph" style:parent-style-name="Text_20_body" style:list-style-name="L3">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T1" style:family="text">
      <style:text-properties style:font-name="Menlo" fo:font-size="9pt" fo:font-style="normal" fo:font-weight="normal"/>
    </style:style>
    <style:style style:name="T2" style:family="text">
      <style:text-properties style:font-name="Menlo" fo:font-size="9.75pt" fo:font-style="normal" fo:font-weight="normal"/>
    </style:style>
    <style:style style:name="T3" style:family="text">
      <style:text-properties fo:font-weight="bold"/>
    </style:style>
    <style:style style:name="T4" style:family="text">
      <style:text-properties fo:color="#000088"/>
    </style:style>
    <style:style style:name="T5" style:family="text">
      <style:text-properties fo:color="#000088" style:font-name="Menlo" fo:font-size="9.75pt" fo:font-style="normal" fo:font-weight="normal"/>
    </style:style>
    <style:style style:name="T6" style:family="text">
      <style:text-properties fo:color="#7f0055"/>
    </style:style>
    <style:style style:name="T7" style:family="text">
      <style:text-properties fo:color="#7f0055" style:font-name="Menlo" fo:font-size="9.75pt" fo:font-style="normal" fo:font-weight="normal"/>
    </style:style>
    <style:style style:name="T8" style:family="text">
      <style:text-properties fo:color="#666600"/>
    </style:style>
    <style:style style:name="T9" style:family="text">
      <style:text-properties fo:color="#666600" style:font-name="Menlo" fo:font-size="9.75pt" fo:font-style="normal" fo:font-weight="normal"/>
    </style:style>
    <style:style style:name="T10" style:family="text">
      <style:text-properties fo:color="#880000"/>
    </style:style>
    <style:style style:name="T11" style:family="text">
      <style:text-properties fo:color="#880000" style:font-name="Menlo" fo:font-size="9.75pt" fo:font-style="normal" fo:font-weight="normal"/>
    </style:style>
    <style:style style:name="T12" style:family="text">
      <style:text-properties fo:color="#008800"/>
    </style:style>
    <style:style style:name="T13" style:family="text">
      <style:text-properties fo:color="#008800" style:font-name="Menlo" fo:font-size="9.75pt" fo:font-style="normal" fo:font-weight="normal"/>
    </style:style>
    <style:style style:name="T14" style:family="text">
      <style:text-properties fo:font-style="italic"/>
    </style:style>
    <style:style style:name="T15" style:family="text">
      <style:text-properties fo:color="#006666"/>
    </style:style>
    <style:style style:name="T16" style:family="text">
      <style:text-properties fo:font-variant="normal" fo:text-transform="none" fo:color="#000000" style:font-name="Verdana" fo:font-size="11.25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ypeScript - Classes</text:h>
      <text:p text:style-name="Text_20_body"><text:line-break/><text:span text:style-name="T16">TypeScript is object oriented JavaScript. TypeScript supports object-oriented programming features like classes, interfaces, etc. A class in terms of OOP is a blueprint for creating objects. A class encapsulates data for the object. Typescript gives built in support for this concept called class. JavaScript ES5 or earlier didn’t support classes. Typescript gets this feature from ES6.</text:span></text:p>
      <text:h text:style-name="P21" text:outline-level="2">Creating classes</text:h>
      <text:p text:style-name="P25">Use the class keyword to declare a class in TypeScript. The syntax for the same is given below −</text:p>
      <text:h text:style-name="P23" text:outline-level="3">Syntax</text:h>
      <text:p text:style-name="P4">class class_name { </text:p>
      <text:p text:style-name="P8"><text:s text:c="3"/><text:span text:style-name="T1">//class scope </text:span></text:p>
      <text:p text:style-name="P9">}</text:p>
      <text:p text:style-name="P25">The class keyword is followed by the class name. The rules for identifiers must be considered while naming a class.</text:p>
      <text:p text:style-name="P25">A class definition can include the following −</text:p>
      <text:list xml:id="list6045829481921057692" text:style-name="L1">
        <text:list-item>
          <text:p text:style-name="P26"><text:span text:style-name="T3">Fields</text:span> − A field is any variable declared in a class. Fields represent data pertaining to objects</text:p>
        </text:list-item>
        <text:list-item>
          <text:p text:style-name="P26"><text:span text:style-name="T3">Constructors</text:span> − Responsible for allocating memory for the objects of the class</text:p>
        </text:list-item>
        <text:list-item>
          <text:p text:style-name="P26"><text:span text:style-name="T3">Functions</text:span> − Functions represent actions an object can take. They are also at times referred to as methods</text:p>
        </text:list-item>
      </text:list>
      <text:p text:style-name="P25">These components put together are termed as the data members of the class.</text:p>
      <text:p text:style-name="P25">Consider a class Person in typescript.</text:p>
      <text:p text:style-name="P5"><text:span text:style-name="T4">class</text:span> <text:span text:style-name="T6">Person</text:span> <text:span text:style-name="T8">{</text:span></text:p>
      <text:p text:style-name="P11">}</text:p>
      <text:p text:style-name="P25">On compiling, it will generate following JavaScript code.</text:p>
      <text:p text:style-name="P6">//Generated by typescript 1.8.10</text:p>
      <text:p text:style-name="P13"><text:span text:style-name="T4">var</text:span> <text:span text:style-name="T6">Person</text:span> <text:span text:style-name="T8">=</text:span> <text:span text:style-name="T8">(</text:span><text:span text:style-name="T4">function</text:span> <text:span text:style-name="T8">()</text:span> <text:span text:style-name="T8">{</text:span></text:p>
      <text:p text:style-name="P12"><text:soft-page-break/><text:s text:c="3"/><text:span text:style-name="T5">function</text:span><text:span text:style-name="T2"> </text:span><text:span text:style-name="T7">Person</text:span><text:span text:style-name="T9">()</text:span><text:span text:style-name="T2"> </text:span><text:span text:style-name="T9">{</text:span></text:p>
      <text:p text:style-name="P12"><text:s text:c="3"/><text:span text:style-name="T9">}</text:span></text:p>
      <text:p text:style-name="P12"><text:s text:c="3"/><text:span text:style-name="T5">return</text:span><text:span text:style-name="T2"> </text:span><text:span text:style-name="T7">Person</text:span><text:span text:style-name="T9">;</text:span></text:p>
      <text:p text:style-name="P11">}());</text:p>
      <text:h text:style-name="P23" text:outline-level="3">Example: Declaring a class</text:h>
      <text:p text:style-name="P5"><text:span text:style-name="T4">class</text:span> <text:span text:style-name="T6">Car</text:span> <text:span text:style-name="T8">{</text:span> </text:p>
      <text:p text:style-name="P12"><text:s text:c="3"/><text:span text:style-name="T11">//field </text:span></text:p>
      <text:p text:style-name="P12"><text:s text:c="3"/><text:span text:style-name="T2">engine</text:span><text:span text:style-name="T9">:</text:span><text:span text:style-name="T5">string</text:span><text:span text:style-name="T9">;</text:span><text:span text:style-name="T2"> </text:span></text:p>
      <text:p text:style-name="P12"><text:s/></text:p>
      <text:p text:style-name="P12"><text:s text:c="3"/><text:span text:style-name="T11">//constructor </text:span></text:p>
      <text:p text:style-name="P12"><text:s text:c="3"/><text:span text:style-name="T2">constructor</text:span><text:span text:style-name="T9">(</text:span><text:span text:style-name="T2">engine</text:span><text:span text:style-name="T9">:</text:span><text:span text:style-name="T5">string</text:span><text:span text:style-name="T9">)</text:span><text:span text:style-name="T2"> </text:span><text:span text:style-name="T9">{</text:span><text:span text:style-name="T2"> </text:span></text:p>
      <text:p text:style-name="P12"><text:s text:c="6"/><text:span text:style-name="T5">this</text:span><text:span text:style-name="T9">.</text:span><text:span text:style-name="T2">engine </text:span><text:span text:style-name="T9">=</text:span><text:span text:style-name="T2"> engine </text:span></text:p>
      <text:p text:style-name="P12"><text:s text:c="3"/><text:span text:style-name="T9">}</text:span><text:span text:style-name="T2"> <text:s/></text:span></text:p>
      <text:p text:style-name="P15"/>
      <text:p text:style-name="P12"><text:s text:c="3"/><text:span text:style-name="T11">//function </text:span></text:p>
      <text:p text:style-name="P12"><text:s text:c="3"/><text:span text:style-name="T2">disp</text:span><text:span text:style-name="T9">():</text:span><text:span text:style-name="T5">void</text:span><text:span text:style-name="T2"> </text:span><text:span text:style-name="T9">{</text:span><text:span text:style-name="T2"> </text:span></text:p>
      <text:p text:style-name="P12"><text:s text:c="6"/><text:span text:style-name="T2">console</text:span><text:span text:style-name="T9">.</text:span><text:span text:style-name="T2">log</text:span><text:span text:style-name="T9">(</text:span><text:span text:style-name="T13">"Engine is <text:s/>: <text:s text:c="2"/>"</text:span><text:span text:style-name="T9">+</text:span><text:span text:style-name="T5">this</text:span><text:span text:style-name="T9">.</text:span><text:span text:style-name="T2">engine</text:span><text:span text:style-name="T9">)</text:span><text:span text:style-name="T2"> </text:span></text:p>
      <text:p text:style-name="P12"><text:s text:c="3"/><text:span text:style-name="T9">}</text:span><text:span text:style-name="T2"> </text:span></text:p>
      <text:p text:style-name="P11">}</text:p>
      <text:p text:style-name="P25">The example declares a class Car. The class has a field named engine. The <text:span text:style-name="T3">var</text:span>keyword is not used while declaring a field. The example above declares a constructor for the class.</text:p>
      <text:p text:style-name="P25"><text:soft-page-break/>A constructor is a special function of the class that is responsible for initializing the variables of the class. TypeScript defines a constructor using the constructor keyword. A constructor is a function and hence can be parameterized.</text:p>
      <text:p text:style-name="P25">The <text:span text:style-name="T3">this</text:span> keyword refers to the current instance of the class. Here, the parameter name and the name of the class’s field are the same. Hence to avoid ambiguity, the class’s field is prefixed with the <text:span text:style-name="T3">this</text:span> keyword.</text:p>
      <text:p text:style-name="P25"><text:span text:style-name="T14">disp()</text:span> is a simple function definition. Note that the function keyword is not used here.</text:p>
      <text:p text:style-name="P25">On compiling, it will generate following JavaScript code.</text:p>
      <text:p text:style-name="P6">//Generated by typescript 1.8.10</text:p>
      <text:p text:style-name="P13"><text:span text:style-name="T4">var</text:span> <text:span text:style-name="T6">Car</text:span> <text:span text:style-name="T8">=</text:span> <text:span text:style-name="T8">(</text:span><text:span text:style-name="T4">function</text:span> <text:span text:style-name="T8">()</text:span> <text:span text:style-name="T8">{</text:span></text:p>
      <text:p text:style-name="P12"><text:s text:c="3"/><text:span text:style-name="T11">//constructor</text:span></text:p>
      <text:p text:style-name="P12"><text:s text:c="3"/><text:span text:style-name="T5">function</text:span><text:span text:style-name="T2"> </text:span><text:span text:style-name="T7">Car</text:span><text:span text:style-name="T9">(</text:span><text:span text:style-name="T2">engine</text:span><text:span text:style-name="T9">)</text:span><text:span text:style-name="T2"> </text:span><text:span text:style-name="T9">{</text:span></text:p>
      <text:p text:style-name="P12"><text:s text:c="6"/><text:span text:style-name="T5">this</text:span><text:span text:style-name="T9">.</text:span><text:span text:style-name="T2">engine </text:span><text:span text:style-name="T9">=</text:span><text:span text:style-name="T2"> engine</text:span><text:span text:style-name="T9">;</text:span></text:p>
      <text:p text:style-name="P12"><text:s text:c="3"/><text:span text:style-name="T9">}</text:span></text:p>
      <text:p text:style-name="P12"><text:s text:c="8"/></text:p>
      <text:p text:style-name="P12"><text:s text:c="3"/><text:span text:style-name="T11">//function</text:span></text:p>
      <text:p text:style-name="P12"><text:s text:c="3"/><text:span text:style-name="T7">Car</text:span><text:span text:style-name="T9">.</text:span><text:span text:style-name="T2">prototype</text:span><text:span text:style-name="T9">.</text:span><text:span text:style-name="T2">disp </text:span><text:span text:style-name="T9">=</text:span><text:span text:style-name="T2"> </text:span><text:span text:style-name="T5">function</text:span><text:span text:style-name="T2"> </text:span><text:span text:style-name="T9">()</text:span><text:span text:style-name="T2"> </text:span><text:span text:style-name="T9">{</text:span></text:p>
      <text:p text:style-name="P12"><text:s text:c="6"/><text:span text:style-name="T2">console</text:span><text:span text:style-name="T9">.</text:span><text:span text:style-name="T2">log</text:span><text:span text:style-name="T9">(</text:span><text:span text:style-name="T13">"Engine is <text:s/>: <text:s text:c="2"/>"</text:span><text:span text:style-name="T2"> </text:span><text:span text:style-name="T9">+</text:span><text:span text:style-name="T2"> </text:span><text:span text:style-name="T5">this</text:span><text:span text:style-name="T9">.</text:span><text:span text:style-name="T2">engine</text:span><text:span text:style-name="T9">);</text:span></text:p>
      <text:p text:style-name="P12"><text:s text:c="3"/><text:span text:style-name="T9">};</text:span></text:p>
      <text:p text:style-name="P12"><text:s text:c="3"/><text:span text:style-name="T5">return</text:span><text:span text:style-name="T2"> </text:span><text:span text:style-name="T7">Car</text:span><text:span text:style-name="T9">;</text:span></text:p>
      <text:p text:style-name="P11">}());</text:p>
      <text:h text:style-name="P21" text:outline-level="2">Creating Instance objects</text:h>
      <text:p text:style-name="P25">To create an instance of the class, use the <text:span text:style-name="T3">new</text:span> keyword followed by the class name. The syntax for the same is given below −</text:p>
      <text:h text:style-name="P23" text:outline-level="3"><text:soft-page-break/>Syntax</text:h>
      <text:p text:style-name="P4">var object_name = new class_name([ arguments ])</text:p>
      <text:list xml:id="list3974108940600746043" text:style-name="L2">
        <text:list-item>
          <text:p text:style-name="P27">The <text:span text:style-name="T3">new</text:span> keyword is responsible for instantiation.</text:p>
        </text:list-item>
        <text:list-item>
          <text:p text:style-name="P27">The right-hand side of the expression invokes the constructor. The constructor should be passed values if it is parameterized.</text:p>
        </text:list-item>
      </text:list>
      <text:h text:style-name="P23" text:outline-level="3">Example: Instantiating a class</text:h>
      <text:p text:style-name="P5"><text:span text:style-name="T4">var</text:span> obj <text:span text:style-name="T8">=</text:span> <text:span text:style-name="T4">new</text:span> <text:span text:style-name="T6">Car</text:span><text:span text:style-name="T8">(</text:span><text:span text:style-name="T12">"Engine 1"</text:span><text:span text:style-name="T8">)</text:span></text:p>
      <text:h text:style-name="P21" text:outline-level="2">Accessing Attributes and Functions</text:h>
      <text:p text:style-name="P25">A class’s attributes and functions can be accessed through the object. Use the ‘ . ’ dot notation (called as the period) to access the data members of a class.</text:p>
      <text:p text:style-name="P4">//accessing an attribute </text:p>
      <text:p text:style-name="P9">obj.field_name </text:p>
      <text:p text:style-name="P10"/>
      <text:p text:style-name="P9">//accessing a function </text:p>
      <text:p text:style-name="P9">obj.function_name()</text:p>
      <text:h text:style-name="P23" text:outline-level="3">Example: Putting them together</text:h>
      <text:p text:style-name="P5"><text:span text:style-name="T4">class</text:span> <text:span text:style-name="T6">Car</text:span> <text:span text:style-name="T8">{</text:span> </text:p>
      <text:p text:style-name="P12"><text:s text:c="3"/><text:span text:style-name="T11">//field </text:span></text:p>
      <text:p text:style-name="P12"><text:s text:c="3"/><text:span text:style-name="T2">engine</text:span><text:span text:style-name="T9">:</text:span><text:span text:style-name="T5">string</text:span><text:span text:style-name="T9">;</text:span><text:span text:style-name="T2"> </text:span></text:p>
      <text:p text:style-name="P12"><text:s text:c="3"/></text:p>
      <text:p text:style-name="P12"><text:s text:c="3"/><text:span text:style-name="T11">//constructor </text:span></text:p>
      <text:p text:style-name="P12"><text:s text:c="3"/><text:span text:style-name="T2">constructor</text:span><text:span text:style-name="T9">(</text:span><text:span text:style-name="T2">engine</text:span><text:span text:style-name="T9">:</text:span><text:span text:style-name="T5">string</text:span><text:span text:style-name="T9">)</text:span><text:span text:style-name="T2"> </text:span><text:span text:style-name="T9">{</text:span><text:span text:style-name="T2"> </text:span></text:p>
      <text:p text:style-name="P12"><text:s text:c="6"/><text:span text:style-name="T5">this</text:span><text:span text:style-name="T9">.</text:span><text:span text:style-name="T2">engine </text:span><text:span text:style-name="T9">=</text:span><text:span text:style-name="T2"> engine </text:span></text:p>
      <text:p text:style-name="P12"><text:s text:c="3"/><text:span text:style-name="T9">}</text:span><text:span text:style-name="T2"> <text:s/></text:span></text:p>
      <text:p text:style-name="P12"><text:s text:c="3"/></text:p>
      <text:p text:style-name="P12"><text:s text:c="3"/><text:span text:style-name="T11">//function </text:span></text:p>
      <text:p text:style-name="P12"><text:soft-page-break/><text:s text:c="3"/><text:span text:style-name="T2">disp</text:span><text:span text:style-name="T9">():</text:span><text:span text:style-name="T5">void</text:span><text:span text:style-name="T2"> </text:span><text:span text:style-name="T9">{</text:span><text:span text:style-name="T2"> </text:span></text:p>
      <text:p text:style-name="P12"><text:s text:c="6"/><text:span text:style-name="T2">console</text:span><text:span text:style-name="T9">.</text:span><text:span text:style-name="T2">log</text:span><text:span text:style-name="T9">(</text:span><text:span text:style-name="T13">"Function displays Engine is <text:s/>: <text:s text:c="2"/>"</text:span><text:span text:style-name="T9">+</text:span><text:span text:style-name="T5">this</text:span><text:span text:style-name="T9">.</text:span><text:span text:style-name="T2">engine</text:span><text:span text:style-name="T9">)</text:span><text:span text:style-name="T2"> </text:span></text:p>
      <text:p text:style-name="P12"><text:s text:c="3"/><text:span text:style-name="T9">}</text:span><text:span text:style-name="T2"> </text:span></text:p>
      <text:p text:style-name="P13"><text:span text:style-name="T8">}</text:span> </text:p>
      <text:p text:style-name="P15"/>
      <text:p text:style-name="P14">//create an object </text:p>
      <text:p text:style-name="P13"><text:span text:style-name="T4">var</text:span> obj <text:span text:style-name="T8">=</text:span> <text:span text:style-name="T4">new</text:span> <text:span text:style-name="T6">Car</text:span><text:span text:style-name="T8">(</text:span><text:span text:style-name="T12">"XXSY1"</text:span><text:span text:style-name="T8">)</text:span></text:p>
      <text:p text:style-name="P15"/>
      <text:p text:style-name="P14">//access the field </text:p>
      <text:p text:style-name="P13">console<text:span text:style-name="T8">.</text:span>log<text:span text:style-name="T8">(</text:span><text:span text:style-name="T12">"Reading attribute value Engine as : <text:s/>"</text:span><text:span text:style-name="T8">+</text:span>obj<text:span text:style-name="T8">.</text:span>engine<text:span text:style-name="T8">)</text:span> <text:s/></text:p>
      <text:p text:style-name="P15"/>
      <text:p text:style-name="P14">//access the function</text:p>
      <text:p text:style-name="P13">obj<text:span text:style-name="T8">.</text:span>disp<text:span text:style-name="T8">()</text:span></text:p>
      <text:p text:style-name="P25">On compiling, it will generate following JavaScript code.</text:p>
      <text:p text:style-name="P6">//Generated by typescript 1.8.10</text:p>
      <text:p text:style-name="P13"><text:span text:style-name="T4">var</text:span> <text:span text:style-name="T6">Car</text:span> <text:span text:style-name="T8">=</text:span> <text:span text:style-name="T8">(</text:span><text:span text:style-name="T4">function</text:span> <text:span text:style-name="T8">()</text:span> <text:span text:style-name="T8">{</text:span></text:p>
      <text:p text:style-name="P12"><text:s text:c="3"/><text:span text:style-name="T11">//constructor</text:span></text:p>
      <text:p text:style-name="P12"><text:s text:c="3"/><text:span text:style-name="T5">function</text:span><text:span text:style-name="T2"> </text:span><text:span text:style-name="T7">Car</text:span><text:span text:style-name="T9">(</text:span><text:span text:style-name="T2">engine</text:span><text:span text:style-name="T9">)</text:span><text:span text:style-name="T2"> </text:span><text:span text:style-name="T9">{</text:span></text:p>
      <text:p text:style-name="P12"><text:s text:c="6"/><text:span text:style-name="T5">this</text:span><text:span text:style-name="T9">.</text:span><text:span text:style-name="T2">engine </text:span><text:span text:style-name="T9">=</text:span><text:span text:style-name="T2"> engine</text:span><text:span text:style-name="T9">;</text:span></text:p>
      <text:p text:style-name="P12"><text:s text:c="3"/><text:span text:style-name="T9">}</text:span></text:p>
      <text:p text:style-name="P12"><text:s text:c="8"/></text:p>
      <text:p text:style-name="P12"><text:s text:c="3"/><text:span text:style-name="T11">//function</text:span></text:p>
      <text:p text:style-name="P12"><text:soft-page-break/><text:s text:c="3"/><text:span text:style-name="T7">Car</text:span><text:span text:style-name="T9">.</text:span><text:span text:style-name="T2">prototype</text:span><text:span text:style-name="T9">.</text:span><text:span text:style-name="T2">disp </text:span><text:span text:style-name="T9">=</text:span><text:span text:style-name="T2"> </text:span><text:span text:style-name="T5">function</text:span><text:span text:style-name="T2"> </text:span><text:span text:style-name="T9">()</text:span><text:span text:style-name="T2"> </text:span><text:span text:style-name="T9">{</text:span></text:p>
      <text:p text:style-name="P12"><text:s text:c="6"/><text:span text:style-name="T2">console</text:span><text:span text:style-name="T9">.</text:span><text:span text:style-name="T2">log</text:span><text:span text:style-name="T9">(</text:span><text:span text:style-name="T13">"Function displays Engine is <text:s/>: <text:s text:c="2"/>"</text:span><text:span text:style-name="T2"> </text:span><text:span text:style-name="T9">+</text:span><text:span text:style-name="T2"> </text:span><text:span text:style-name="T5">this</text:span><text:span text:style-name="T9">.</text:span><text:span text:style-name="T2">engine</text:span><text:span text:style-name="T9">);</text:span></text:p>
      <text:p text:style-name="P12"><text:s text:c="3"/><text:span text:style-name="T9">};</text:span></text:p>
      <text:p text:style-name="P12"><text:s text:c="3"/><text:span text:style-name="T5">return</text:span><text:span text:style-name="T2"> </text:span><text:span text:style-name="T7">Car</text:span><text:span text:style-name="T9">;</text:span></text:p>
      <text:p text:style-name="P11">}());</text:p>
      <text:p text:style-name="P15"/>
      <text:p text:style-name="P14">//create an object</text:p>
      <text:p text:style-name="P13"><text:span text:style-name="T4">var</text:span> obj <text:span text:style-name="T8">=</text:span> <text:span text:style-name="T4">new</text:span> <text:span text:style-name="T6">Car</text:span><text:span text:style-name="T8">(</text:span><text:span text:style-name="T12">"XXSY1"</text:span><text:span text:style-name="T8">);</text:span></text:p>
      <text:p text:style-name="P15"/>
      <text:p text:style-name="P14">//access the field</text:p>
      <text:p text:style-name="P13">console<text:span text:style-name="T8">.</text:span>log<text:span text:style-name="T8">(</text:span><text:span text:style-name="T12">"Reading attribute value Engine as : <text:s/>"</text:span> <text:span text:style-name="T8">+</text:span> obj<text:span text:style-name="T8">.</text:span>engine<text:span text:style-name="T8">);</text:span></text:p>
      <text:p text:style-name="P15"/>
      <text:p text:style-name="P14">//access the function</text:p>
      <text:p text:style-name="P13">obj<text:span text:style-name="T8">.</text:span>disp<text:span text:style-name="T8">();</text:span></text:p>
      <text:p text:style-name="P25">The output of the above code is as follows −</text:p>
      <text:p text:style-name="P4">Reading attribute value Engine as : <text:s/>XXSY1 </text:p>
      <text:p text:style-name="P9">Function displays Engine is <text:s/>: <text:s text:c="2"/>XXSY1</text:p>
      <text:h text:style-name="P21" text:outline-level="2">Class Inheritance</text:h>
      <text:p text:style-name="P25">TypeScript supports the concept of Inheritance. Inheritance is the ability of a program to create new classes from an existing class. The class that is extended to create newer classes is called the parent class/super class. The newly created classes are called the child/sub classes.</text:p>
      <text:p text:style-name="P25">A class inherits from another class using the ‘extends’ keyword. Child classes inherit all properties and methods except private members and constructors from the parent class.</text:p>
      <text:h text:style-name="P23" text:outline-level="3"><text:soft-page-break/>Syntax</text:h>
      <text:p text:style-name="P4">class child_class_name extends parent_class_name</text:p>
      <text:p text:style-name="P25">However, TypeScript doesn’t support multiple inheritance.</text:p>
      <text:h text:style-name="P23" text:outline-level="3">Example: Class Inheritance</text:h>
      <text:p text:style-name="P5"><text:span text:style-name="T4">class</text:span> <text:span text:style-name="T6">Shape</text:span> <text:span text:style-name="T8">{</text:span> </text:p>
      <text:p text:style-name="P12"><text:s text:c="3"/><text:span text:style-name="T7">Area</text:span><text:span text:style-name="T9">:</text:span><text:span text:style-name="T2">number </text:span></text:p>
      <text:p text:style-name="P12"><text:s text:c="3"/></text:p>
      <text:p text:style-name="P12"><text:s text:c="3"/><text:span text:style-name="T2">constructor</text:span><text:span text:style-name="T9">(</text:span><text:span text:style-name="T2">a</text:span><text:span text:style-name="T9">:</text:span><text:span text:style-name="T2">number</text:span><text:span text:style-name="T9">)</text:span><text:span text:style-name="T2"> </text:span><text:span text:style-name="T9">{</text:span><text:span text:style-name="T2"> </text:span></text:p>
      <text:p text:style-name="P12"><text:s text:c="6"/><text:span text:style-name="T5">this</text:span><text:span text:style-name="T9">.</text:span><text:span text:style-name="T7">Area</text:span><text:span text:style-name="T2"> </text:span><text:span text:style-name="T9">=</text:span><text:span text:style-name="T2"> a </text:span></text:p>
      <text:p text:style-name="P12"><text:s text:c="3"/><text:span text:style-name="T9">}</text:span><text:span text:style-name="T2"> </text:span></text:p>
      <text:p text:style-name="P13"><text:span text:style-name="T8">}</text:span> </text:p>
      <text:p text:style-name="P15"/>
      <text:p text:style-name="P13"><text:span text:style-name="T4">class</text:span> <text:span text:style-name="T6">Circle</text:span> <text:span text:style-name="T4">extends</text:span> <text:span text:style-name="T6">Shape</text:span> <text:span text:style-name="T8">{</text:span> </text:p>
      <text:p text:style-name="P12"><text:s text:c="3"/><text:span text:style-name="T2">disp</text:span><text:span text:style-name="T9">():</text:span><text:span text:style-name="T5">void</text:span><text:span text:style-name="T2"> </text:span><text:span text:style-name="T9">{</text:span><text:span text:style-name="T2"> </text:span></text:p>
      <text:p text:style-name="P12"><text:s text:c="6"/><text:span text:style-name="T2">console</text:span><text:span text:style-name="T9">.</text:span><text:span text:style-name="T2">log</text:span><text:span text:style-name="T9">(</text:span><text:span text:style-name="T13">"Area of the circle: <text:s/>"</text:span><text:span text:style-name="T9">+</text:span><text:span text:style-name="T5">this</text:span><text:span text:style-name="T9">.</text:span><text:span text:style-name="T7">Area</text:span><text:span text:style-name="T9">)</text:span><text:span text:style-name="T2"> </text:span></text:p>
      <text:p text:style-name="P12"><text:s text:c="3"/><text:span text:style-name="T9">}</text:span><text:span text:style-name="T2"> </text:span></text:p>
      <text:p text:style-name="P11">}</text:p>
      <text:p text:style-name="P12"><text:s text:c="2"/></text:p>
      <text:p text:style-name="P13"><text:span text:style-name="T4">var</text:span> obj <text:span text:style-name="T8">=</text:span> <text:span text:style-name="T4">new</text:span> <text:span text:style-name="T6">Circle</text:span><text:span text:style-name="T8">(</text:span><text:span text:style-name="T15">223</text:span><text:span text:style-name="T8">);</text:span> </text:p>
      <text:p text:style-name="P13">obj<text:span text:style-name="T8">.</text:span>disp<text:span text:style-name="T8">()</text:span></text:p>
      <text:p text:style-name="P25">On compiling, it will generate following JavaScript code.</text:p>
      <text:p text:style-name="P6">//Generated by typescript 1.8.10</text:p>
      <text:p text:style-name="P13"><text:soft-page-break/><text:span text:style-name="T4">var</text:span> __extends <text:span text:style-name="T8">=</text:span> <text:span text:style-name="T8">(</text:span><text:span text:style-name="T4">this</text:span> <text:span text:style-name="T8">&amp;&amp;</text:span> <text:span text:style-name="T4">this</text:span><text:span text:style-name="T8">.</text:span>__extends<text:span text:style-name="T8">)</text:span> <text:span text:style-name="T8">||</text:span> <text:span text:style-name="T4">function</text:span> <text:span text:style-name="T8">(</text:span>d<text:span text:style-name="T8">,</text:span> b<text:span text:style-name="T8">)</text:span> <text:span text:style-name="T8">{</text:span></text:p>
      <text:p text:style-name="P12"><text:s text:c="3"/><text:span text:style-name="T5">for</text:span><text:span text:style-name="T2"> </text:span><text:span text:style-name="T9">(</text:span><text:span text:style-name="T5">var</text:span><text:span text:style-name="T2"> p </text:span><text:span text:style-name="T5">in</text:span><text:span text:style-name="T2"> b</text:span><text:span text:style-name="T9">)</text:span><text:span text:style-name="T2"> </text:span><text:span text:style-name="T5">if</text:span><text:span text:style-name="T2"> </text:span><text:span text:style-name="T9">(</text:span><text:span text:style-name="T2">b</text:span><text:span text:style-name="T9">.</text:span><text:span text:style-name="T2">hasOwnProperty</text:span><text:span text:style-name="T9">(</text:span><text:span text:style-name="T2">p</text:span><text:span text:style-name="T9">))</text:span><text:span text:style-name="T2"> d</text:span><text:span text:style-name="T9">[</text:span><text:span text:style-name="T2">p</text:span><text:span text:style-name="T9">]</text:span><text:span text:style-name="T2"> </text:span><text:span text:style-name="T9">=</text:span><text:span text:style-name="T2"> b</text:span><text:span text:style-name="T9">[</text:span><text:span text:style-name="T2">p</text:span><text:span text:style-name="T9">];</text:span></text:p>
      <text:p text:style-name="P12"><text:s text:c="3"/><text:span text:style-name="T5">function</text:span><text:span text:style-name="T2"> __</text:span><text:span text:style-name="T9">()</text:span><text:span text:style-name="T2"> </text:span><text:span text:style-name="T9">{</text:span><text:span text:style-name="T2"> </text:span><text:span text:style-name="T5">this</text:span><text:span text:style-name="T9">.</text:span><text:span text:style-name="T2">constructor </text:span><text:span text:style-name="T9">=</text:span><text:span text:style-name="T2"> d</text:span><text:span text:style-name="T9">;</text:span><text:span text:style-name="T2"> </text:span><text:span text:style-name="T9">}</text:span></text:p>
      <text:p text:style-name="P12"><text:s text:c="3"/><text:span text:style-name="T2">d</text:span><text:span text:style-name="T9">.</text:span><text:span text:style-name="T2">prototype </text:span><text:span text:style-name="T9">=</text:span><text:span text:style-name="T2"> b </text:span><text:span text:style-name="T9">===</text:span><text:span text:style-name="T2"> </text:span><text:span text:style-name="T5">null</text:span><text:span text:style-name="T2"> </text:span><text:span text:style-name="T9">?</text:span><text:span text:style-name="T2"> </text:span><text:span text:style-name="T7">Object</text:span><text:span text:style-name="T9">.</text:span><text:span text:style-name="T2">create</text:span><text:span text:style-name="T9">(</text:span><text:span text:style-name="T2">b</text:span><text:span text:style-name="T9">)</text:span><text:span text:style-name="T2"> </text:span><text:span text:style-name="T9">:</text:span><text:span text:style-name="T2"> </text:span><text:span text:style-name="T9">(</text:span><text:span text:style-name="T2">__</text:span><text:span text:style-name="T9">.</text:span><text:span text:style-name="T2">prototype </text:span><text:span text:style-name="T9">=</text:span><text:span text:style-name="T2"> b</text:span><text:span text:style-name="T9">.</text:span><text:span text:style-name="T2">prototype</text:span><text:span text:style-name="T9">,</text:span><text:span text:style-name="T2"> </text:span><text:span text:style-name="T5">new</text:span><text:span text:style-name="T2"> __</text:span><text:span text:style-name="T9">());</text:span></text:p>
      <text:p text:style-name="P11">};</text:p>
      <text:p text:style-name="P13"><text:span text:style-name="T4">var</text:span> <text:span text:style-name="T6">Shape</text:span> <text:span text:style-name="T8">=</text:span> <text:span text:style-name="T8">(</text:span><text:span text:style-name="T4">function</text:span> <text:span text:style-name="T8">()</text:span> <text:span text:style-name="T8">{</text:span></text:p>
      <text:p text:style-name="P12"><text:s text:c="3"/><text:span text:style-name="T5">function</text:span><text:span text:style-name="T2"> </text:span><text:span text:style-name="T7">Shape</text:span><text:span text:style-name="T9">(</text:span><text:span text:style-name="T2">a</text:span><text:span text:style-name="T9">)</text:span><text:span text:style-name="T2"> </text:span><text:span text:style-name="T9">{</text:span></text:p>
      <text:p text:style-name="P12"><text:s text:c="6"/><text:span text:style-name="T5">this</text:span><text:span text:style-name="T9">.</text:span><text:span text:style-name="T7">Area</text:span><text:span text:style-name="T2"> </text:span><text:span text:style-name="T9">=</text:span><text:span text:style-name="T2"> a</text:span><text:span text:style-name="T9">;</text:span></text:p>
      <text:p text:style-name="P12"><text:s text:c="3"/><text:span text:style-name="T9">}</text:span></text:p>
      <text:p text:style-name="P12"><text:s text:c="3"/><text:span text:style-name="T5">return</text:span><text:span text:style-name="T2"> </text:span><text:span text:style-name="T7">Shape</text:span><text:span text:style-name="T9">;</text:span></text:p>
      <text:p text:style-name="P11">}());</text:p>
      <text:p text:style-name="P15"/>
      <text:p text:style-name="P13"><text:span text:style-name="T4">var</text:span> <text:span text:style-name="T6">Circle</text:span> <text:span text:style-name="T8">=</text:span> <text:span text:style-name="T8">(</text:span><text:span text:style-name="T4">function</text:span> <text:span text:style-name="T8">(</text:span>_super<text:span text:style-name="T8">)</text:span> <text:span text:style-name="T8">{</text:span></text:p>
      <text:p text:style-name="P12"><text:s text:c="3"/><text:span text:style-name="T2">__extends</text:span><text:span text:style-name="T9">(</text:span><text:span text:style-name="T7">Circle</text:span><text:span text:style-name="T9">,</text:span><text:span text:style-name="T2"> _super</text:span><text:span text:style-name="T9">);</text:span></text:p>
      <text:p text:style-name="P12"><text:s text:c="3"/><text:span text:style-name="T5">function</text:span><text:span text:style-name="T2"> </text:span><text:span text:style-name="T7">Circle</text:span><text:span text:style-name="T9">()</text:span><text:span text:style-name="T2"> </text:span><text:span text:style-name="T9">{</text:span></text:p>
      <text:p text:style-name="P12"><text:s text:c="6"/><text:span text:style-name="T2">_super</text:span><text:span text:style-name="T9">.</text:span><text:span text:style-name="T2">apply</text:span><text:span text:style-name="T9">(</text:span><text:span text:style-name="T5">this</text:span><text:span text:style-name="T9">,</text:span><text:span text:style-name="T2"> arguments</text:span><text:span text:style-name="T9">);</text:span></text:p>
      <text:p text:style-name="P12"><text:s text:c="3"/><text:span text:style-name="T9">}</text:span></text:p>
      <text:p text:style-name="P12"><text:s text:c="8"/></text:p>
      <text:p text:style-name="P12"><text:s text:c="3"/><text:span text:style-name="T7">Circle</text:span><text:span text:style-name="T9">.</text:span><text:span text:style-name="T2">prototype</text:span><text:span text:style-name="T9">.</text:span><text:span text:style-name="T2">disp </text:span><text:span text:style-name="T9">=</text:span><text:span text:style-name="T2"> </text:span><text:span text:style-name="T5">function</text:span><text:span text:style-name="T2"> </text:span><text:span text:style-name="T9">()</text:span><text:span text:style-name="T2"> </text:span><text:span text:style-name="T9">{</text:span><text:span text:style-name="T2"> </text:span></text:p>
      <text:p text:style-name="P12"><text:s text:c="6"/><text:span text:style-name="T2">console</text:span><text:span text:style-name="T9">.</text:span><text:span text:style-name="T2">log</text:span><text:span text:style-name="T9">(</text:span><text:span text:style-name="T13">"Area of the circle: <text:s/>"</text:span><text:span text:style-name="T2"> </text:span><text:span text:style-name="T9">+</text:span><text:span text:style-name="T2"> </text:span><text:span text:style-name="T5">this</text:span><text:span text:style-name="T9">.</text:span><text:span text:style-name="T7">Area</text:span><text:span text:style-name="T9">);</text:span><text:span text:style-name="T2"> </text:span></text:p>
      <text:p text:style-name="P12"><text:s text:c="3"/><text:span text:style-name="T9">};</text:span></text:p>
      <text:p text:style-name="P12"><text:s text:c="3"/><text:span text:style-name="T5">return</text:span><text:span text:style-name="T2"> </text:span><text:span text:style-name="T7">Circle</text:span><text:span text:style-name="T9">;</text:span></text:p>
      <text:p text:style-name="P13"><text:soft-page-break/><text:span text:style-name="T8">}(</text:span><text:span text:style-name="T6">Shape</text:span><text:span text:style-name="T8">));</text:span></text:p>
      <text:p text:style-name="P15"/>
      <text:p text:style-name="P13"><text:span text:style-name="T4">var</text:span> obj <text:span text:style-name="T8">=</text:span> <text:span text:style-name="T4">new</text:span> <text:span text:style-name="T6">Circle</text:span><text:span text:style-name="T8">(</text:span><text:span text:style-name="T15">223</text:span><text:span text:style-name="T8">);</text:span></text:p>
      <text:p text:style-name="P13">obj<text:span text:style-name="T8">.</text:span>disp<text:span text:style-name="T8">();</text:span></text:p>
      <text:p text:style-name="P25">The output of the above code is as follows −</text:p>
      <text:p text:style-name="P4">Area of the Circle: 223</text:p>
      <text:p text:style-name="P25">The above example declares a class Shape. The class is extended by the Circle class. Since there is an inheritance relationship between the classes, the child class i.e. the class Car gets an implicit access to its parent class attribute i.e. area.</text:p>
      <text:p text:style-name="P25">Inheritance can be classified as −</text:p>
      <text:list xml:id="list7108117104449616352" text:style-name="L3">
        <text:list-item>
          <text:p text:style-name="P28"><text:span text:style-name="T3">Single</text:span> − Every class can at the most extend from one parent class</text:p>
        </text:list-item>
        <text:list-item>
          <text:p text:style-name="P28"><text:span text:style-name="T3">Multiple</text:span> − A class can inherit from multiple classes. TypeScript doesn’t support multiple inheritance.</text:p>
        </text:list-item>
        <text:list-item>
          <text:p text:style-name="P28"><text:span text:style-name="T3">Multi-level</text:span> − The following example shows how multi-level inheritance works.</text:p>
        </text:list-item>
      </text:list>
      <text:h text:style-name="P23" text:outline-level="3">Example</text:h>
      <text:p text:style-name="P5"><text:span text:style-name="T4">class</text:span> <text:span text:style-name="T6">Root</text:span> <text:span text:style-name="T8">{</text:span> </text:p>
      <text:p text:style-name="P12"><text:s text:c="3"/><text:span text:style-name="T2">str</text:span><text:span text:style-name="T9">:</text:span><text:span text:style-name="T5">string</text:span><text:span text:style-name="T9">;</text:span><text:span text:style-name="T2"> </text:span></text:p>
      <text:p text:style-name="P13"><text:span text:style-name="T8">}</text:span> </text:p>
      <text:p text:style-name="P15"/>
      <text:p text:style-name="P13"><text:span text:style-name="T4">class</text:span> <text:span text:style-name="T6">Child</text:span> <text:span text:style-name="T4">extends</text:span> <text:span text:style-name="T6">Root</text:span> <text:span text:style-name="T8">{}</text:span> </text:p>
      <text:p text:style-name="P13"><text:span text:style-name="T4">class</text:span> <text:span text:style-name="T6">Leaf</text:span> <text:span text:style-name="T4">extends</text:span> <text:span text:style-name="T6">Child</text:span> <text:span text:style-name="T8">{}</text:span> <text:span text:style-name="T10">//indirectly inherits from Root by virtue of inheritance <text:s/></text:span></text:p>
      <text:p text:style-name="P15"/>
      <text:p text:style-name="P13"><text:span text:style-name="T4">var</text:span> obj <text:span text:style-name="T8">=</text:span> <text:span text:style-name="T4">new</text:span> <text:span text:style-name="T6">Leaf</text:span><text:span text:style-name="T8">();</text:span> </text:p>
      <text:p text:style-name="P13">obj<text:span text:style-name="T8">.</text:span>str <text:span text:style-name="T8">=</text:span><text:span text:style-name="T12">"hello"</text:span> </text:p>
      <text:p text:style-name="P13">console<text:span text:style-name="T8">.</text:span>log<text:span text:style-name="T8">(</text:span>obj<text:span text:style-name="T8">.</text:span>str<text:span text:style-name="T8">)</text:span></text:p>
      <text:p text:style-name="P25"><text:soft-page-break/>The class Leaf derives the attributes from Root and Child classes by virtue of multi-level inheritance.</text:p>
      <text:p text:style-name="P25">On compiling, it will generate following JavaScript code.</text:p>
      <text:p text:style-name="P6">//Generated by typescript 1.8.10</text:p>
      <text:p text:style-name="P13"><text:span text:style-name="T4">var</text:span> __extends <text:span text:style-name="T8">=</text:span> <text:span text:style-name="T8">(</text:span><text:span text:style-name="T4">this</text:span> <text:span text:style-name="T8">&amp;&amp;</text:span> <text:span text:style-name="T4">this</text:span><text:span text:style-name="T8">.</text:span>__extends<text:span text:style-name="T8">)</text:span> <text:span text:style-name="T8">||</text:span> <text:span text:style-name="T4">function</text:span> <text:span text:style-name="T8">(</text:span>d<text:span text:style-name="T8">,</text:span> b<text:span text:style-name="T8">)</text:span> <text:span text:style-name="T8">{</text:span></text:p>
      <text:p text:style-name="P12"><text:s text:c="3"/><text:span text:style-name="T5">for</text:span><text:span text:style-name="T2"> </text:span><text:span text:style-name="T9">(</text:span><text:span text:style-name="T5">var</text:span><text:span text:style-name="T2"> p </text:span><text:span text:style-name="T5">in</text:span><text:span text:style-name="T2"> b</text:span><text:span text:style-name="T9">)</text:span><text:span text:style-name="T2"> </text:span><text:span text:style-name="T5">if</text:span><text:span text:style-name="T2"> </text:span><text:span text:style-name="T9">(</text:span><text:span text:style-name="T2">b</text:span><text:span text:style-name="T9">.</text:span><text:span text:style-name="T2">hasOwnProperty</text:span><text:span text:style-name="T9">(</text:span><text:span text:style-name="T2">p</text:span><text:span text:style-name="T9">))</text:span><text:span text:style-name="T2"> d</text:span><text:span text:style-name="T9">[</text:span><text:span text:style-name="T2">p</text:span><text:span text:style-name="T9">]</text:span><text:span text:style-name="T2"> </text:span><text:span text:style-name="T9">=</text:span><text:span text:style-name="T2"> b</text:span><text:span text:style-name="T9">[</text:span><text:span text:style-name="T2">p</text:span><text:span text:style-name="T9">];</text:span></text:p>
      <text:p text:style-name="P12"><text:s text:c="3"/><text:span text:style-name="T5">function</text:span><text:span text:style-name="T2"> __</text:span><text:span text:style-name="T9">()</text:span><text:span text:style-name="T2"> </text:span><text:span text:style-name="T9">{</text:span><text:span text:style-name="T2"> </text:span><text:span text:style-name="T5">this</text:span><text:span text:style-name="T9">.</text:span><text:span text:style-name="T2">constructor </text:span><text:span text:style-name="T9">=</text:span><text:span text:style-name="T2"> d</text:span><text:span text:style-name="T9">;</text:span><text:span text:style-name="T2"> </text:span><text:span text:style-name="T9">}</text:span></text:p>
      <text:p text:style-name="P12"><text:s text:c="3"/><text:span text:style-name="T2">d</text:span><text:span text:style-name="T9">.</text:span><text:span text:style-name="T2">prototype </text:span><text:span text:style-name="T9">=</text:span><text:span text:style-name="T2"> b </text:span><text:span text:style-name="T9">===</text:span><text:span text:style-name="T2"> </text:span><text:span text:style-name="T5">null</text:span><text:span text:style-name="T2"> </text:span><text:span text:style-name="T9">?</text:span><text:span text:style-name="T2"> </text:span><text:span text:style-name="T7">Object</text:span><text:span text:style-name="T9">.</text:span><text:span text:style-name="T2">create</text:span><text:span text:style-name="T9">(</text:span><text:span text:style-name="T2">b</text:span><text:span text:style-name="T9">)</text:span><text:span text:style-name="T2"> </text:span><text:span text:style-name="T9">:</text:span><text:span text:style-name="T2"> </text:span><text:span text:style-name="T9">(</text:span><text:span text:style-name="T2">__</text:span><text:span text:style-name="T9">.</text:span><text:span text:style-name="T2">prototype </text:span><text:span text:style-name="T9">=</text:span><text:span text:style-name="T2"> b</text:span><text:span text:style-name="T9">.</text:span><text:span text:style-name="T2">prototype</text:span><text:span text:style-name="T9">,</text:span><text:span text:style-name="T2"> </text:span><text:span text:style-name="T5">new</text:span><text:span text:style-name="T2"> __</text:span><text:span text:style-name="T9">());</text:span></text:p>
      <text:p text:style-name="P11">};</text:p>
      <text:p text:style-name="P15"/>
      <text:p text:style-name="P13"><text:span text:style-name="T4">var</text:span> <text:span text:style-name="T6">Root</text:span> <text:span text:style-name="T8">=</text:span> <text:span text:style-name="T8">(</text:span><text:span text:style-name="T4">function</text:span> <text:span text:style-name="T8">()</text:span> <text:span text:style-name="T8">{</text:span></text:p>
      <text:p text:style-name="P12"><text:s text:c="3"/><text:span text:style-name="T5">function</text:span><text:span text:style-name="T2"> </text:span><text:span text:style-name="T7">Root</text:span><text:span text:style-name="T9">()</text:span><text:span text:style-name="T2"> </text:span><text:span text:style-name="T9">{</text:span></text:p>
      <text:p text:style-name="P12"><text:s text:c="3"/><text:span text:style-name="T9">}</text:span></text:p>
      <text:p text:style-name="P12"><text:s text:c="3"/><text:span text:style-name="T5">return</text:span><text:span text:style-name="T2"> </text:span><text:span text:style-name="T7">Root</text:span><text:span text:style-name="T9">;</text:span></text:p>
      <text:p text:style-name="P11">}());</text:p>
      <text:p text:style-name="P15"/>
      <text:p text:style-name="P13"><text:span text:style-name="T4">var</text:span> <text:span text:style-name="T6">Child</text:span> <text:span text:style-name="T8">=</text:span> <text:span text:style-name="T8">(</text:span><text:span text:style-name="T4">function</text:span> <text:span text:style-name="T8">(</text:span>_super<text:span text:style-name="T8">)</text:span> <text:span text:style-name="T8">{</text:span></text:p>
      <text:p text:style-name="P12"><text:s text:c="3"/><text:span text:style-name="T2">__extends</text:span><text:span text:style-name="T9">(</text:span><text:span text:style-name="T7">Child</text:span><text:span text:style-name="T9">,</text:span><text:span text:style-name="T2"> _super</text:span><text:span text:style-name="T9">);</text:span></text:p>
      <text:p text:style-name="P12"><text:s text:c="3"/><text:span text:style-name="T5">function</text:span><text:span text:style-name="T2"> </text:span><text:span text:style-name="T7">Child</text:span><text:span text:style-name="T9">()</text:span><text:span text:style-name="T2"> </text:span><text:span text:style-name="T9">{</text:span></text:p>
      <text:p text:style-name="P12"><text:s text:c="6"/><text:span text:style-name="T2">_super</text:span><text:span text:style-name="T9">.</text:span><text:span text:style-name="T2">apply</text:span><text:span text:style-name="T9">(</text:span><text:span text:style-name="T5">this</text:span><text:span text:style-name="T9">,</text:span><text:span text:style-name="T2"> arguments</text:span><text:span text:style-name="T9">);</text:span></text:p>
      <text:p text:style-name="P12"><text:s text:c="3"/><text:span text:style-name="T9">}</text:span></text:p>
      <text:p text:style-name="P12"><text:s text:c="3"/><text:span text:style-name="T5">return</text:span><text:span text:style-name="T2"> </text:span><text:span text:style-name="T7">Child</text:span><text:span text:style-name="T9">;</text:span></text:p>
      <text:p text:style-name="P13"><text:soft-page-break/><text:span text:style-name="T8">}(</text:span><text:span text:style-name="T6">Root</text:span><text:span text:style-name="T8">));</text:span></text:p>
      <text:p text:style-name="P15"/>
      <text:p text:style-name="P13"><text:span text:style-name="T4">var</text:span> <text:span text:style-name="T6">Leaf</text:span> <text:span text:style-name="T8">=</text:span> <text:span text:style-name="T8">(</text:span><text:span text:style-name="T4">function</text:span> <text:span text:style-name="T8">(</text:span>_super<text:span text:style-name="T8">)</text:span> <text:span text:style-name="T8">{</text:span></text:p>
      <text:p text:style-name="P12"><text:s text:c="3"/><text:span text:style-name="T2">__extends</text:span><text:span text:style-name="T9">(</text:span><text:span text:style-name="T7">Leaf</text:span><text:span text:style-name="T9">,</text:span><text:span text:style-name="T2"> _super</text:span><text:span text:style-name="T9">);</text:span></text:p>
      <text:p text:style-name="P12"><text:s text:c="3"/><text:span text:style-name="T5">function</text:span><text:span text:style-name="T2"> </text:span><text:span text:style-name="T7">Leaf</text:span><text:span text:style-name="T9">()</text:span><text:span text:style-name="T2"> </text:span><text:span text:style-name="T9">{</text:span></text:p>
      <text:p text:style-name="P12"><text:s text:c="6"/><text:span text:style-name="T2">_super</text:span><text:span text:style-name="T9">.</text:span><text:span text:style-name="T2">apply</text:span><text:span text:style-name="T9">(</text:span><text:span text:style-name="T5">this</text:span><text:span text:style-name="T9">,</text:span><text:span text:style-name="T2"> arguments</text:span><text:span text:style-name="T9">);</text:span></text:p>
      <text:p text:style-name="P12"><text:s text:c="3"/><text:span text:style-name="T9">}</text:span></text:p>
      <text:p text:style-name="P12"><text:s text:c="3"/><text:span text:style-name="T5">return</text:span><text:span text:style-name="T2"> </text:span><text:span text:style-name="T7">Leaf</text:span><text:span text:style-name="T9">;</text:span></text:p>
      <text:p text:style-name="P13"><text:span text:style-name="T8">}(</text:span><text:span text:style-name="T6">Child</text:span><text:span text:style-name="T8">));</text:span></text:p>
      <text:p text:style-name="P15"/>
      <text:p text:style-name="P13"><text:span text:style-name="T4">var</text:span> obj <text:span text:style-name="T8">=</text:span> <text:span text:style-name="T4">new</text:span> <text:span text:style-name="T6">Leaf</text:span><text:span text:style-name="T8">();</text:span></text:p>
      <text:p text:style-name="P13">obj<text:span text:style-name="T8">.</text:span>str <text:span text:style-name="T8">=</text:span> <text:span text:style-name="T12">"hello"</text:span><text:span text:style-name="T8">;</text:span></text:p>
      <text:p text:style-name="P13">console<text:span text:style-name="T8">.</text:span>log<text:span text:style-name="T8">(</text:span>obj<text:span text:style-name="T8">.</text:span>str<text:span text:style-name="T8">);</text:span></text:p>
      <text:p text:style-name="P25">Its output is as follows −</text:p>
      <text:h text:style-name="P23" text:outline-level="3">Output</text:h>
      <text:p text:style-name="P4">hello</text:p>
      <text:h text:style-name="P21" text:outline-level="2">TypeScript ─ Class inheritance and Method Overriding</text:h>
      <text:p text:style-name="P25">Method Overriding is a mechanism by which the child class redefines the superclass’s method. The following example illustrates the same −</text:p>
      <text:p text:style-name="P5"><text:span text:style-name="T4">class</text:span> <text:span text:style-name="T6">PrinterClass</text:span> <text:span text:style-name="T8">{</text:span> </text:p>
      <text:p text:style-name="P12"><text:s text:c="3"/><text:span text:style-name="T2">doPrint</text:span><text:span text:style-name="T9">():</text:span><text:span text:style-name="T5">void</text:span><text:span text:style-name="T2"> </text:span><text:span text:style-name="T9">{</text:span></text:p>
      <text:p text:style-name="P12"><text:s text:c="6"/><text:span text:style-name="T2">console</text:span><text:span text:style-name="T9">.</text:span><text:span text:style-name="T2">log</text:span><text:span text:style-name="T9">(</text:span><text:span text:style-name="T13">"doPrint() from Parent called…"</text:span><text:span text:style-name="T9">)</text:span><text:span text:style-name="T2"> </text:span></text:p>
      <text:p text:style-name="P12"><text:s text:c="3"/><text:span text:style-name="T9">}</text:span><text:span text:style-name="T2"> </text:span></text:p>
      <text:p text:style-name="P13"><text:soft-page-break/><text:span text:style-name="T8">}</text:span> </text:p>
      <text:p text:style-name="P15"/>
      <text:p text:style-name="P13"><text:span text:style-name="T4">class</text:span> <text:span text:style-name="T6">StringPrinter</text:span> <text:span text:style-name="T4">extends</text:span> <text:span text:style-name="T6">PrinterClass</text:span> <text:span text:style-name="T8">{</text:span> </text:p>
      <text:p text:style-name="P12"><text:s text:c="3"/><text:span text:style-name="T2">doPrint</text:span><text:span text:style-name="T9">():</text:span><text:span text:style-name="T5">void</text:span><text:span text:style-name="T2"> </text:span><text:span text:style-name="T9">{</text:span><text:span text:style-name="T2"> </text:span></text:p>
      <text:p text:style-name="P12"><text:s text:c="6"/><text:span text:style-name="T5">super</text:span><text:span text:style-name="T9">.</text:span><text:span text:style-name="T2">doPrint</text:span><text:span text:style-name="T9">()</text:span><text:span text:style-name="T2"> </text:span></text:p>
      <text:p text:style-name="P12"><text:s text:c="6"/><text:span text:style-name="T2">console</text:span><text:span text:style-name="T9">.</text:span><text:span text:style-name="T2">log</text:span><text:span text:style-name="T9">(</text:span><text:span text:style-name="T13">"doPrint() is printing a string…"</text:span><text:span text:style-name="T9">)</text:span></text:p>
      <text:p text:style-name="P12"><text:s text:c="3"/><text:span text:style-name="T9">}</text:span><text:span text:style-name="T2"> </text:span></text:p>
      <text:p text:style-name="P13"><text:span text:style-name="T8">}</text:span> </text:p>
      <text:p text:style-name="P15"/>
      <text:p text:style-name="P13"><text:span text:style-name="T4">var</text:span> obj <text:span text:style-name="T8">=</text:span> <text:span text:style-name="T4">new</text:span> <text:span text:style-name="T6">StringPrinter</text:span><text:span text:style-name="T8">()</text:span> </text:p>
      <text:p text:style-name="P13">obj<text:span text:style-name="T8">.</text:span>doPrint<text:span text:style-name="T8">()</text:span></text:p>
      <text:p text:style-name="P25">The super keyword is used to refer to the immediate parent of a class. The keyword can be used to refer to the super class version of a variable, property or method. Line 13 invokes the super class version of the doWork() function.</text:p>
      <text:p text:style-name="P25">On compiling, it will generate following JavaScript code.</text:p>
      <text:p text:style-name="P6">//Generated by typescript 1.8.10</text:p>
      <text:p text:style-name="P13"><text:span text:style-name="T4">var</text:span> __extends <text:span text:style-name="T8">=</text:span> <text:span text:style-name="T8">(</text:span><text:span text:style-name="T4">this</text:span> <text:span text:style-name="T8">&amp;&amp;</text:span> <text:span text:style-name="T4">this</text:span><text:span text:style-name="T8">.</text:span>__extends<text:span text:style-name="T8">)</text:span> <text:span text:style-name="T8">||</text:span> <text:span text:style-name="T4">function</text:span> <text:span text:style-name="T8">(</text:span>d<text:span text:style-name="T8">,</text:span> b<text:span text:style-name="T8">)</text:span> <text:span text:style-name="T8">{</text:span></text:p>
      <text:p text:style-name="P12"><text:s text:c="3"/><text:span text:style-name="T5">for</text:span><text:span text:style-name="T2"> </text:span><text:span text:style-name="T9">(</text:span><text:span text:style-name="T5">var</text:span><text:span text:style-name="T2"> p </text:span><text:span text:style-name="T5">in</text:span><text:span text:style-name="T2"> b</text:span><text:span text:style-name="T9">)</text:span><text:span text:style-name="T2"> </text:span><text:span text:style-name="T5">if</text:span><text:span text:style-name="T2"> </text:span><text:span text:style-name="T9">(</text:span><text:span text:style-name="T2">b</text:span><text:span text:style-name="T9">.</text:span><text:span text:style-name="T2">hasOwnProperty</text:span><text:span text:style-name="T9">(</text:span><text:span text:style-name="T2">p</text:span><text:span text:style-name="T9">))</text:span><text:span text:style-name="T2"> d</text:span><text:span text:style-name="T9">[</text:span><text:span text:style-name="T2">p</text:span><text:span text:style-name="T9">]</text:span><text:span text:style-name="T2"> </text:span><text:span text:style-name="T9">=</text:span><text:span text:style-name="T2"> b</text:span><text:span text:style-name="T9">[</text:span><text:span text:style-name="T2">p</text:span><text:span text:style-name="T9">];</text:span></text:p>
      <text:p text:style-name="P12"><text:s text:c="3"/><text:span text:style-name="T5">function</text:span><text:span text:style-name="T2"> __</text:span><text:span text:style-name="T9">()</text:span><text:span text:style-name="T2"> </text:span><text:span text:style-name="T9">{</text:span><text:span text:style-name="T2"> </text:span><text:span text:style-name="T5">this</text:span><text:span text:style-name="T9">.</text:span><text:span text:style-name="T2">constructor </text:span><text:span text:style-name="T9">=</text:span><text:span text:style-name="T2"> d</text:span><text:span text:style-name="T9">;</text:span><text:span text:style-name="T2"> </text:span><text:span text:style-name="T9">}</text:span></text:p>
      <text:p text:style-name="P12"><text:s text:c="3"/><text:span text:style-name="T2">d</text:span><text:span text:style-name="T9">.</text:span><text:span text:style-name="T2">prototype </text:span><text:span text:style-name="T9">=</text:span><text:span text:style-name="T2"> b </text:span><text:span text:style-name="T9">===</text:span><text:span text:style-name="T2"> </text:span><text:span text:style-name="T5">null</text:span><text:span text:style-name="T2"> </text:span><text:span text:style-name="T9">?</text:span><text:span text:style-name="T2"> </text:span><text:span text:style-name="T7">Object</text:span><text:span text:style-name="T9">.</text:span><text:span text:style-name="T2">create</text:span><text:span text:style-name="T9">(</text:span><text:span text:style-name="T2">b</text:span><text:span text:style-name="T9">)</text:span><text:span text:style-name="T2"> </text:span><text:span text:style-name="T9">:</text:span><text:span text:style-name="T2"> </text:span><text:span text:style-name="T9">(</text:span><text:span text:style-name="T2">__</text:span><text:span text:style-name="T9">.</text:span><text:span text:style-name="T2">prototype </text:span><text:span text:style-name="T9">=</text:span><text:span text:style-name="T2"> b</text:span><text:span text:style-name="T9">.</text:span><text:span text:style-name="T2">prototype</text:span><text:span text:style-name="T9">,</text:span><text:span text:style-name="T2"> </text:span><text:span text:style-name="T5">new</text:span><text:span text:style-name="T2"> __</text:span><text:span text:style-name="T9">());</text:span></text:p>
      <text:p text:style-name="P11">};</text:p>
      <text:p text:style-name="P15"/>
      <text:p text:style-name="P13"><text:span text:style-name="T4">var</text:span> <text:span text:style-name="T6">PrinterClass</text:span> <text:span text:style-name="T8">=</text:span> <text:span text:style-name="T8">(</text:span><text:span text:style-name="T4">function</text:span> <text:span text:style-name="T8">()</text:span> <text:span text:style-name="T8">{</text:span></text:p>
      <text:p text:style-name="P12"><text:soft-page-break/><text:s text:c="3"/><text:span text:style-name="T5">function</text:span><text:span text:style-name="T2"> </text:span><text:span text:style-name="T7">PrinterClass</text:span><text:span text:style-name="T9">()</text:span><text:span text:style-name="T2"> </text:span><text:span text:style-name="T9">{</text:span></text:p>
      <text:p text:style-name="P12"><text:s text:c="3"/><text:span text:style-name="T9">}</text:span></text:p>
      <text:p text:style-name="P12"><text:s text:c="3"/><text:span text:style-name="T7">PrinterClass</text:span><text:span text:style-name="T9">.</text:span><text:span text:style-name="T2">prototype</text:span><text:span text:style-name="T9">.</text:span><text:span text:style-name="T2">doPrint </text:span><text:span text:style-name="T9">=</text:span><text:span text:style-name="T2"> </text:span><text:span text:style-name="T5">function</text:span><text:span text:style-name="T2"> </text:span><text:span text:style-name="T9">()</text:span><text:span text:style-name="T2"> </text:span><text:span text:style-name="T9">{</text:span><text:span text:style-name="T2"> </text:span></text:p>
      <text:p text:style-name="P12"><text:s text:c="6"/><text:span text:style-name="T2">console</text:span><text:span text:style-name="T9">.</text:span><text:span text:style-name="T2">log</text:span><text:span text:style-name="T9">(</text:span><text:span text:style-name="T13">"doPrint() from Parent called…"</text:span><text:span text:style-name="T9">);</text:span><text:span text:style-name="T2"> </text:span></text:p>
      <text:p text:style-name="P12"><text:s text:c="3"/><text:span text:style-name="T9">};</text:span></text:p>
      <text:p text:style-name="P12"><text:s text:c="3"/><text:span text:style-name="T5">return</text:span><text:span text:style-name="T2"> </text:span><text:span text:style-name="T7">PrinterClass</text:span><text:span text:style-name="T9">;</text:span></text:p>
      <text:p text:style-name="P11">}());</text:p>
      <text:p text:style-name="P15"/>
      <text:p text:style-name="P13"><text:span text:style-name="T4">var</text:span> <text:span text:style-name="T6">StringPrinter</text:span> <text:span text:style-name="T8">=</text:span> <text:span text:style-name="T8">(</text:span><text:span text:style-name="T4">function</text:span> <text:span text:style-name="T8">(</text:span>_super<text:span text:style-name="T8">)</text:span> <text:span text:style-name="T8">{</text:span></text:p>
      <text:p text:style-name="P12"><text:s text:c="3"/><text:span text:style-name="T2">__extends</text:span><text:span text:style-name="T9">(</text:span><text:span text:style-name="T7">StringPrinter</text:span><text:span text:style-name="T9">,</text:span><text:span text:style-name="T2"> _super</text:span><text:span text:style-name="T9">);</text:span></text:p>
      <text:p text:style-name="P12"><text:s text:c="8"/></text:p>
      <text:p text:style-name="P12"><text:s text:c="3"/><text:span text:style-name="T5">function</text:span><text:span text:style-name="T2"> </text:span><text:span text:style-name="T7">StringPrinter</text:span><text:span text:style-name="T9">()</text:span><text:span text:style-name="T2"> </text:span><text:span text:style-name="T9">{</text:span></text:p>
      <text:p text:style-name="P12"><text:s text:c="6"/><text:span text:style-name="T2">_super</text:span><text:span text:style-name="T9">.</text:span><text:span text:style-name="T2">apply</text:span><text:span text:style-name="T9">(</text:span><text:span text:style-name="T5">this</text:span><text:span text:style-name="T9">,</text:span><text:span text:style-name="T2"> arguments</text:span><text:span text:style-name="T9">);</text:span></text:p>
      <text:p text:style-name="P12"><text:s text:c="3"/><text:span text:style-name="T9">}</text:span></text:p>
      <text:p text:style-name="P12"><text:s text:c="8"/></text:p>
      <text:p text:style-name="P12"><text:s text:c="3"/><text:span text:style-name="T7">StringPrinter</text:span><text:span text:style-name="T9">.</text:span><text:span text:style-name="T2">prototype</text:span><text:span text:style-name="T9">.</text:span><text:span text:style-name="T2">doPrint </text:span><text:span text:style-name="T9">=</text:span><text:span text:style-name="T2"> </text:span><text:span text:style-name="T5">function</text:span><text:span text:style-name="T2"> </text:span><text:span text:style-name="T9">()</text:span><text:span text:style-name="T2"> </text:span><text:span text:style-name="T9">{</text:span></text:p>
      <text:p text:style-name="P12"><text:s text:c="6"/><text:span text:style-name="T2">_super</text:span><text:span text:style-name="T9">.</text:span><text:span text:style-name="T2">prototype</text:span><text:span text:style-name="T9">.</text:span><text:span text:style-name="T2">doPrint</text:span><text:span text:style-name="T9">.</text:span><text:span text:style-name="T2">call</text:span><text:span text:style-name="T9">(</text:span><text:span text:style-name="T5">this</text:span><text:span text:style-name="T9">);</text:span></text:p>
      <text:p text:style-name="P12"><text:s text:c="6"/><text:span text:style-name="T2">console</text:span><text:span text:style-name="T9">.</text:span><text:span text:style-name="T2">log</text:span><text:span text:style-name="T9">(</text:span><text:span text:style-name="T13">"doPrint() is printing a string…"</text:span><text:span text:style-name="T9">);</text:span></text:p>
      <text:p text:style-name="P12"><text:s text:c="3"/><text:span text:style-name="T9">};</text:span></text:p>
      <text:p text:style-name="P12"><text:s text:c="8"/></text:p>
      <text:p text:style-name="P12"><text:s text:c="3"/><text:span text:style-name="T5">return</text:span><text:span text:style-name="T2"> </text:span><text:span text:style-name="T7">StringPrinter</text:span><text:span text:style-name="T9">;</text:span></text:p>
      <text:p text:style-name="P13"><text:span text:style-name="T8">}(</text:span><text:span text:style-name="T6">PrinterClass</text:span><text:span text:style-name="T8">));</text:span></text:p>
      <text:p text:style-name="P15"><text:soft-page-break/></text:p>
      <text:p text:style-name="P13"><text:span text:style-name="T4">var</text:span> obj <text:span text:style-name="T8">=</text:span> <text:span text:style-name="T4">new</text:span> <text:span text:style-name="T6">StringPrinter</text:span><text:span text:style-name="T8">();</text:span></text:p>
      <text:p text:style-name="P13">obj<text:span text:style-name="T8">.</text:span>doPrint<text:span text:style-name="T8">();</text:span></text:p>
      <text:p text:style-name="P25">The output of the above code is as follows −</text:p>
      <text:p text:style-name="P4">doPrint() from Parent called… </text:p>
      <text:p text:style-name="P9">doPrint() is printing a string…</text:p>
      <text:h text:style-name="P21" text:outline-level="2">The static Keyword</text:h>
      <text:p text:style-name="P25">The static keyword can be applied to the data members of a class. A static variable retains its values till the program finishes execution. Static members are referenced by the class name.</text:p>
      <text:h text:style-name="P23" text:outline-level="3">Example</text:h>
      <text:p text:style-name="P5"><text:span text:style-name="T4">class</text:span> <text:span text:style-name="T6">StaticMem</text:span> <text:span text:style-name="T8">{</text:span> <text:s/></text:p>
      <text:p text:style-name="P12"><text:s text:c="3"/><text:span text:style-name="T5">static</text:span><text:span text:style-name="T2"> num</text:span><text:span text:style-name="T9">:</text:span><text:span text:style-name="T2">number</text:span><text:span text:style-name="T9">;</text:span><text:span text:style-name="T2"> </text:span></text:p>
      <text:p text:style-name="P12"><text:s text:c="3"/></text:p>
      <text:p text:style-name="P12"><text:s text:c="3"/><text:span text:style-name="T5">static</text:span><text:span text:style-name="T2"> disp</text:span><text:span text:style-name="T9">():</text:span><text:span text:style-name="T5">void</text:span><text:span text:style-name="T2"> </text:span><text:span text:style-name="T9">{</text:span><text:span text:style-name="T2"> </text:span></text:p>
      <text:p text:style-name="P12"><text:s text:c="6"/><text:span text:style-name="T2">console</text:span><text:span text:style-name="T9">.</text:span><text:span text:style-name="T2">log</text:span><text:span text:style-name="T9">(</text:span><text:span text:style-name="T13">"The value of num is"</text:span><text:span text:style-name="T9">+</text:span><text:span text:style-name="T2"> </text:span><text:span text:style-name="T7">StaticMem</text:span><text:span text:style-name="T9">.</text:span><text:span text:style-name="T2">num</text:span><text:span text:style-name="T9">)</text:span><text:span text:style-name="T2"> </text:span></text:p>
      <text:p text:style-name="P12"><text:s text:c="3"/><text:span text:style-name="T9">}</text:span><text:span text:style-name="T2"> </text:span></text:p>
      <text:p text:style-name="P13"><text:span text:style-name="T8">}</text:span> </text:p>
      <text:p text:style-name="P15"/>
      <text:p text:style-name="P13"><text:span text:style-name="T6">StaticMem</text:span><text:span text:style-name="T8">.</text:span>num <text:span text:style-name="T8">=</text:span> <text:span text:style-name="T15">12</text:span> <text:s text:c="4"/><text:span text:style-name="T10">// initialize the static variable </text:span></text:p>
      <text:p text:style-name="P13"><text:span text:style-name="T6">StaticMem</text:span><text:span text:style-name="T8">.</text:span>disp<text:span text:style-name="T8">()</text:span> <text:s text:c="5"/><text:span text:style-name="T10">// invoke the static method</text:span></text:p>
      <text:p text:style-name="P25">On compiling, it will generate following JavaScript code.</text:p>
      <text:p text:style-name="P6">//Generated by typescript 1.8.10</text:p>
      <text:p text:style-name="P13"><text:span text:style-name="T4">var</text:span> <text:span text:style-name="T6">StaticMem</text:span> <text:span text:style-name="T8">=</text:span> <text:span text:style-name="T8">(</text:span><text:span text:style-name="T4">function</text:span> <text:span text:style-name="T8">()</text:span> <text:span text:style-name="T8">{</text:span></text:p>
      <text:p text:style-name="P12"><text:soft-page-break/><text:s text:c="3"/><text:span text:style-name="T5">function</text:span><text:span text:style-name="T2"> </text:span><text:span text:style-name="T7">StaticMem</text:span><text:span text:style-name="T9">()</text:span><text:span text:style-name="T2"> </text:span><text:span text:style-name="T9">{</text:span></text:p>
      <text:p text:style-name="P12"><text:s text:c="3"/><text:span text:style-name="T9">}</text:span></text:p>
      <text:p text:style-name="P12"><text:s text:c="8"/></text:p>
      <text:p text:style-name="P12"><text:s text:c="3"/><text:span text:style-name="T7">StaticMem</text:span><text:span text:style-name="T9">.</text:span><text:span text:style-name="T2">disp </text:span><text:span text:style-name="T9">=</text:span><text:span text:style-name="T2"> </text:span><text:span text:style-name="T5">function</text:span><text:span text:style-name="T2"> </text:span><text:span text:style-name="T9">()</text:span><text:span text:style-name="T2"> </text:span><text:span text:style-name="T9">{</text:span></text:p>
      <text:p text:style-name="P12"><text:s text:c="6"/><text:span text:style-name="T2">console</text:span><text:span text:style-name="T9">.</text:span><text:span text:style-name="T2">log</text:span><text:span text:style-name="T9">(</text:span><text:span text:style-name="T13">"The value of num is"</text:span><text:span text:style-name="T2"> </text:span><text:span text:style-name="T9">+</text:span><text:span text:style-name="T2"> </text:span><text:span text:style-name="T7">StaticMem</text:span><text:span text:style-name="T9">.</text:span><text:span text:style-name="T2">num</text:span><text:span text:style-name="T9">);</text:span></text:p>
      <text:p text:style-name="P12"><text:s text:c="3"/><text:span text:style-name="T9">};</text:span></text:p>
      <text:p text:style-name="P12"><text:s text:c="8"/></text:p>
      <text:p text:style-name="P12"><text:s text:c="3"/><text:span text:style-name="T5">return</text:span><text:span text:style-name="T2"> </text:span><text:span text:style-name="T7">StaticMem</text:span><text:span text:style-name="T9">;</text:span></text:p>
      <text:p text:style-name="P11">}());</text:p>
      <text:p text:style-name="P15"/>
      <text:p text:style-name="P13"><text:span text:style-name="T6">StaticMem</text:span><text:span text:style-name="T8">.</text:span>num <text:span text:style-name="T8">=</text:span> <text:span text:style-name="T15">12</text:span><text:span text:style-name="T8">;</text:span> <text:s text:c="4"/><text:span text:style-name="T10">// initialize the static variable</text:span></text:p>
      <text:p text:style-name="P13"><text:span text:style-name="T6">StaticMem</text:span><text:span text:style-name="T8">.</text:span>disp<text:span text:style-name="T8">();</text:span> <text:s text:c="5"/><text:span text:style-name="T10">// invoke the static method</text:span></text:p>
      <text:p text:style-name="P25">The output of the above code is as follows −</text:p>
      <text:p text:style-name="P4">The value of num is 12</text:p>
      <text:h text:style-name="P21" text:outline-level="2">The instanceof operator</text:h>
      <text:p text:style-name="P25">The <text:span text:style-name="T3">instanceof</text:span> operator returns true if the object belongs to the specified type.</text:p>
      <text:h text:style-name="P23" text:outline-level="3">Example</text:h>
      <text:p text:style-name="P5"><text:span text:style-name="T4">class</text:span> <text:span text:style-name="T6">Person</text:span><text:span text:style-name="T8">{</text:span> <text:span text:style-name="T8">}</text:span> </text:p>
      <text:p text:style-name="P13"><text:span text:style-name="T4">var</text:span> obj <text:span text:style-name="T8">=</text:span> <text:span text:style-name="T4">new</text:span> <text:span text:style-name="T6">Person</text:span><text:span text:style-name="T8">()</text:span> </text:p>
      <text:p text:style-name="P13"><text:span text:style-name="T4">var</text:span> isPerson <text:span text:style-name="T8">=</text:span> obj <text:span text:style-name="T4">instanceof</text:span> <text:span text:style-name="T6">Person</text:span><text:span text:style-name="T8">;</text:span> </text:p>
      <text:p text:style-name="P13">console<text:span text:style-name="T8">.</text:span>log<text:span text:style-name="T8">(</text:span><text:span text:style-name="T12">" obj is an instance of Person "</text:span> <text:span text:style-name="T8">+</text:span> isPerson<text:span text:style-name="T8">);</text:span></text:p>
      <text:p text:style-name="P25">On compiling, it will generate following JavaScript code.</text:p>
      <text:p text:style-name="P6"><text:soft-page-break/>//Generated by typescript 1.8.10</text:p>
      <text:p text:style-name="P13"><text:span text:style-name="T4">var</text:span> <text:span text:style-name="T6">Person</text:span> <text:span text:style-name="T8">=</text:span> <text:span text:style-name="T8">(</text:span><text:span text:style-name="T4">function</text:span> <text:span text:style-name="T8">()</text:span> <text:span text:style-name="T8">{</text:span></text:p>
      <text:p text:style-name="P12"><text:s text:c="3"/><text:span text:style-name="T5">function</text:span><text:span text:style-name="T2"> </text:span><text:span text:style-name="T7">Person</text:span><text:span text:style-name="T9">()</text:span><text:span text:style-name="T2"> </text:span><text:span text:style-name="T9">{</text:span></text:p>
      <text:p text:style-name="P12"><text:s text:c="3"/><text:span text:style-name="T9">}</text:span></text:p>
      <text:p text:style-name="P12"><text:s text:c="3"/><text:span text:style-name="T5">return</text:span><text:span text:style-name="T2"> </text:span><text:span text:style-name="T7">Person</text:span><text:span text:style-name="T9">;</text:span></text:p>
      <text:p text:style-name="P11">}());</text:p>
      <text:p text:style-name="P15"/>
      <text:p text:style-name="P13"><text:span text:style-name="T4">var</text:span> obj <text:span text:style-name="T8">=</text:span> <text:span text:style-name="T4">new</text:span> <text:span text:style-name="T6">Person</text:span><text:span text:style-name="T8">();</text:span></text:p>
      <text:p text:style-name="P13"><text:span text:style-name="T4">var</text:span> isPerson <text:span text:style-name="T8">=</text:span> obj <text:span text:style-name="T4">instanceof</text:span> <text:span text:style-name="T6">Person</text:span><text:span text:style-name="T8">;</text:span></text:p>
      <text:p text:style-name="P13">console<text:span text:style-name="T8">.</text:span>log<text:span text:style-name="T8">(</text:span><text:span text:style-name="T12">" obj is an instance of Person "</text:span> <text:span text:style-name="T8">+</text:span> isPerson<text:span text:style-name="T8">);</text:span></text:p>
      <text:p text:style-name="P25">The output of the above code is as follows −</text:p>
      <text:p text:style-name="P4">obj is an instance of Person True </text:p>
      <text:h text:style-name="P21" text:outline-level="2">Data Hiding</text:h>
      <text:p text:style-name="P25">A class can control the visibility of its data members to members of other classes. This capability is termed as Data Hiding or Encapsulation.</text:p>
      <text:p text:style-name="P25">Object Orientation uses the concept of access modifiers or access specifiers to implement the concept of Encapsulation. The access specifiers/modifiers define the visibility of a class’s data members outside its defining class.</text:p>
      <text:p text:style-name="P25">The access modifiers supported by TypeScript are −</text:p>
      <table:table table:name="Table1" table:style-name="Table1">
        <table:table-column table:style-name="Table1.A"/>
        <table:table-column table:style-name="Table1.B"/>
        <table:table-row>
          <table:table-cell table:style-name="Table1.A1" office:value-type="string">
            <text:p text:style-name="P22">S.No.</text:p>
          </table:table-cell>
          <table:table-cell table:style-name="Table1.A1" office:value-type="string">
            <text:p text:style-name="P22">Access Specifier &amp; Description</text:p>
          </table:table-cell>
        </table:table-row>
        <table:table-row>
          <table:table-cell table:style-name="Table1.A2" office:value-type="string">
            <text:p text:style-name="P1">1.</text:p>
          </table:table-cell>
          <table:table-cell table:style-name="Table1.B2" office:value-type="string">
            <text:p text:style-name="P2">public</text:p>
            <text:p text:style-name="P3">A public data member has universal accessibility. Data members in a class are public by default.</text:p>
          </table:table-cell>
        </table:table-row>
        <table:table-row>
          <table:table-cell table:style-name="Table1.A3" office:value-type="string">
            <text:p text:style-name="P1">2.</text:p>
          </table:table-cell>
          <table:table-cell table:style-name="Table1.B3" office:value-type="string">
            <text:p text:style-name="P2">private<text:soft-page-break/></text:p>
            <text:p text:style-name="P3">Private data members are accessible only within the class that defines these members. If an external class member tries to access a private member, the compiler throws an error.</text:p>
          </table:table-cell>
        </table:table-row>
        <table:table-row>
          <table:table-cell table:style-name="Table1.A4" office:value-type="string">
            <text:p text:style-name="P1">3.</text:p>
          </table:table-cell>
          <table:table-cell table:style-name="Table1.B4" office:value-type="string">
            <text:p text:style-name="P2">protected</text:p>
            <text:p text:style-name="P3">A protected data member is accessible by the members within the same class as that of the former and also by the members of the child classes.</text:p>
          </table:table-cell>
        </table:table-row>
      </table:table>
      <text:h text:style-name="P23" text:outline-level="3">Example</text:h>
      <text:p text:style-name="P25">Let us now take an example to see how data hiding works −</text:p>
      <text:p text:style-name="P5"><text:span text:style-name="T4">class</text:span> <text:span text:style-name="T6">Encapsulate</text:span> <text:span text:style-name="T8">{</text:span> </text:p>
      <text:p text:style-name="P12"><text:s text:c="3"/><text:span text:style-name="T2">str</text:span><text:span text:style-name="T9">:</text:span><text:span text:style-name="T5">string</text:span><text:span text:style-name="T2"> </text:span><text:span text:style-name="T9">=</text:span><text:span text:style-name="T2"> </text:span><text:span text:style-name="T13">"hello"</text:span><text:span text:style-name="T2"> </text:span></text:p>
      <text:p text:style-name="P12"><text:s text:c="3"/><text:span text:style-name="T5">private</text:span><text:span text:style-name="T2"> str2</text:span><text:span text:style-name="T9">:</text:span><text:span text:style-name="T5">string</text:span><text:span text:style-name="T2"> </text:span><text:span text:style-name="T9">=</text:span><text:span text:style-name="T2"> </text:span><text:span text:style-name="T13">"world"</text:span><text:span text:style-name="T2"> </text:span></text:p>
      <text:p text:style-name="P11">}</text:p>
      <text:p text:style-name="P12"><text:s/></text:p>
      <text:p text:style-name="P13"><text:span text:style-name="T4">var</text:span> obj <text:span text:style-name="T8">=</text:span> <text:span text:style-name="T4">new</text:span> <text:span text:style-name="T6">Encapsulate</text:span><text:span text:style-name="T8">()</text:span> </text:p>
      <text:p text:style-name="P13">console<text:span text:style-name="T8">.</text:span>log<text:span text:style-name="T8">(</text:span>obj<text:span text:style-name="T8">.</text:span>str<text:span text:style-name="T8">)</text:span> <text:s text:c="4"/><text:span text:style-name="T10">//accessible </text:span></text:p>
      <text:p text:style-name="P13">console<text:span text:style-name="T8">.</text:span>log<text:span text:style-name="T8">(</text:span>obj<text:span text:style-name="T8">.</text:span>str2<text:span text:style-name="T8">)</text:span> <text:s text:c="2"/><text:span text:style-name="T10">//compilation Error as str2 is private</text:span></text:p>
      <text:p text:style-name="P25">The class has two string attributes, str1 and str2, which are public and private members respectively. The class is instantiated. The example returns a compile time error, as the private attribute str2 is accessed outside the class that declares it.</text:p>
      <text:h text:style-name="P21" text:outline-level="2">Classes and Interfaces</text:h>
      <text:p text:style-name="P25">Classes can also implement interfaces.</text:p>
      <text:p text:style-name="P5"><text:span text:style-name="T4">interface</text:span> <text:span text:style-name="T6">ILoan</text:span> <text:span text:style-name="T8">{</text:span> </text:p>
      <text:p text:style-name="P12"><text:soft-page-break/><text:s text:c="3"/><text:span text:style-name="T2">interest</text:span><text:span text:style-name="T9">:</text:span><text:span text:style-name="T2">number </text:span></text:p>
      <text:p text:style-name="P13"><text:span text:style-name="T8">}</text:span> </text:p>
      <text:p text:style-name="P15"/>
      <text:p text:style-name="P13"><text:span text:style-name="T4">class</text:span> <text:span text:style-name="T6">AgriLoan</text:span> <text:span text:style-name="T4">implements</text:span> <text:span text:style-name="T6">ILoan</text:span> <text:span text:style-name="T8">{</text:span> </text:p>
      <text:p text:style-name="P12"><text:s text:c="3"/><text:span text:style-name="T2">interest</text:span><text:span text:style-name="T9">:</text:span><text:span text:style-name="T2">number </text:span></text:p>
      <text:p text:style-name="P12"><text:s text:c="3"/><text:span text:style-name="T2">rebate</text:span><text:span text:style-name="T9">:</text:span><text:span text:style-name="T2">number </text:span></text:p>
      <text:p text:style-name="P12"><text:s text:c="3"/></text:p>
      <text:p text:style-name="P12"><text:s text:c="3"/><text:span text:style-name="T2">constructor</text:span><text:span text:style-name="T9">(</text:span><text:span text:style-name="T2">interest</text:span><text:span text:style-name="T9">:</text:span><text:span text:style-name="T2">number</text:span><text:span text:style-name="T9">,</text:span><text:span text:style-name="T2">rebate</text:span><text:span text:style-name="T9">:</text:span><text:span text:style-name="T2">number</text:span><text:span text:style-name="T9">)</text:span><text:span text:style-name="T2"> </text:span><text:span text:style-name="T9">{</text:span><text:span text:style-name="T2"> </text:span></text:p>
      <text:p text:style-name="P12"><text:s text:c="6"/><text:span text:style-name="T5">this</text:span><text:span text:style-name="T9">.</text:span><text:span text:style-name="T2">interest </text:span><text:span text:style-name="T9">=</text:span><text:span text:style-name="T2"> interest </text:span></text:p>
      <text:p text:style-name="P12"><text:s text:c="6"/><text:span text:style-name="T5">this</text:span><text:span text:style-name="T9">.</text:span><text:span text:style-name="T2">rebate </text:span><text:span text:style-name="T9">=</text:span><text:span text:style-name="T2"> rebate </text:span></text:p>
      <text:p text:style-name="P12"><text:s text:c="3"/><text:span text:style-name="T9">}</text:span><text:span text:style-name="T2"> </text:span></text:p>
      <text:p text:style-name="P13"><text:span text:style-name="T8">}</text:span> </text:p>
      <text:p text:style-name="P15"/>
      <text:p text:style-name="P13"><text:span text:style-name="T4">var</text:span> obj <text:span text:style-name="T8">=</text:span> <text:span text:style-name="T4">new</text:span> <text:span text:style-name="T6">AgriLoan</text:span><text:span text:style-name="T8">(</text:span><text:span text:style-name="T15">10</text:span><text:span text:style-name="T8">,</text:span><text:span text:style-name="T15">1</text:span><text:span text:style-name="T8">)</text:span> </text:p>
      <text:p text:style-name="P13">console<text:span text:style-name="T8">.</text:span>log<text:span text:style-name="T8">(</text:span><text:span text:style-name="T12">"Interest is : "</text:span><text:span text:style-name="T8">+</text:span>obj<text:span text:style-name="T8">.</text:span>interest<text:span text:style-name="T8">+</text:span><text:span text:style-name="T12">" Rebate is : "</text:span><text:span text:style-name="T8">+</text:span>obj<text:span text:style-name="T8">.</text:span>rebate <text:span text:style-name="T8">)</text:span></text:p>
      <text:p text:style-name="P25">The class AgriLoan implements the interface Loan. Hence, it is now binding on the class to include the property <text:span text:style-name="T3">interest</text:span> as its member.</text:p>
      <text:p text:style-name="P25">On compiling, it will generate following JavaScript code.</text:p>
      <text:p text:style-name="P6">//Generated by typescript 1.8.10</text:p>
      <text:p text:style-name="P13"><text:span text:style-name="T4">var</text:span> <text:span text:style-name="T6">AgriLoan</text:span> <text:span text:style-name="T8">=</text:span> <text:span text:style-name="T8">(</text:span><text:span text:style-name="T4">function</text:span> <text:span text:style-name="T8">()</text:span> <text:span text:style-name="T8">{</text:span></text:p>
      <text:p text:style-name="P12"><text:s text:c="3"/><text:span text:style-name="T5">function</text:span><text:span text:style-name="T2"> </text:span><text:span text:style-name="T7">AgriLoan</text:span><text:span text:style-name="T9">(</text:span><text:span text:style-name="T2">interest</text:span><text:span text:style-name="T9">,</text:span><text:span text:style-name="T2"> rebate</text:span><text:span text:style-name="T9">)</text:span><text:span text:style-name="T2"> </text:span><text:span text:style-name="T9">{</text:span></text:p>
      <text:p text:style-name="P12"><text:s text:c="6"/><text:span text:style-name="T5">this</text:span><text:span text:style-name="T9">.</text:span><text:span text:style-name="T2">interest </text:span><text:span text:style-name="T9">=</text:span><text:span text:style-name="T2"> interest</text:span><text:span text:style-name="T9">;</text:span></text:p>
      <text:p text:style-name="P12"><text:soft-page-break/><text:s text:c="6"/><text:span text:style-name="T5">this</text:span><text:span text:style-name="T9">.</text:span><text:span text:style-name="T2">rebate </text:span><text:span text:style-name="T9">=</text:span><text:span text:style-name="T2"> rebate</text:span><text:span text:style-name="T9">;</text:span></text:p>
      <text:p text:style-name="P12"><text:s text:c="3"/><text:span text:style-name="T9">}</text:span></text:p>
      <text:p text:style-name="P12"><text:s text:c="3"/><text:span text:style-name="T5">return</text:span><text:span text:style-name="T2"> </text:span><text:span text:style-name="T7">AgriLoan</text:span><text:span text:style-name="T9">;</text:span></text:p>
      <text:p text:style-name="P11">}());</text:p>
      <text:p text:style-name="P15"/>
      <text:p text:style-name="P13"><text:span text:style-name="T4">var</text:span> obj <text:span text:style-name="T8">=</text:span> <text:span text:style-name="T4">new</text:span> <text:span text:style-name="T6">AgriLoan</text:span><text:span text:style-name="T8">(</text:span><text:span text:style-name="T15">10</text:span><text:span text:style-name="T8">,</text:span> <text:span text:style-name="T15">1</text:span><text:span text:style-name="T8">);</text:span></text:p>
      <text:p text:style-name="P13">console<text:span text:style-name="T8">.</text:span>log<text:span text:style-name="T8">(</text:span><text:span text:style-name="T12">"Interest is : "</text:span> <text:span text:style-name="T8">+</text:span> obj<text:span text:style-name="T8">.</text:span>interest <text:span text:style-name="T8">+</text:span> <text:span text:style-name="T12">" Rebate is : "</text:span> <text:span text:style-name="T8">+</text:span> obj<text:span text:style-name="T8">.</text:span>rebate<text:span text:style-name="T8">);</text:span></text:p>
      <text:p text:style-name="P25">The output of the above code is as follows −</text:p>
      <text:p text:style-name="P4">Interest is : 10 Rebate is :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4:59:12.244000000</meta:creation-date>
    <dc:date>2019-06-19T15:00:15.986000000</dc:date>
    <meta:editing-duration>PT1M3S</meta:editing-duration>
    <meta:editing-cycles>2</meta:editing-cycles>
    <meta:generator>LibreOffice/5.1.5.2$Windows_X86_64 LibreOffice_project/7a864d8825610a8c07cfc3bc01dd4fce6a9447e5</meta:generator>
    <meta:document-statistic meta:table-count="1" meta:image-count="0" meta:object-count="0" meta:page-count="19" meta:paragraph-count="364" meta:word-count="1987" meta:character-count="13235" meta:non-whitespace-character-count="10895"/>
  </office:meta>
</office:document-meta>
</file>